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301F829E41923E8CF69.png" manifest:media-type="image/png"/>
  <manifest:file-entry manifest:full-path="Pictures/10000001000003B900000301D50216223A43D6B4.png" manifest:media-type="image/png"/>
  <manifest:file-entry manifest:full-path="Pictures/10000001000003B90000030125D26187A3941A49.png" manifest:media-type="image/png"/>
  <manifest:file-entry manifest:full-path="Pictures/10000001000003C400000410437CBE5B1D33B7FF.png" manifest:media-type="image/png"/>
  <manifest:file-entry manifest:full-path="Pictures/10000001000003C4000004104B324BB6530A2922.png" manifest:media-type="image/png"/>
  <manifest:file-entry manifest:full-path="Pictures/10000001000003C4000004103A2944E36A1331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1.298cm" svg:height="12.187cm" draw:z-index="0"><draw:image xlink:href="Pictures/10000001000003C4000004103A2944E36A1331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11.751cm" svg:height="12.677cm" draw:z-index="1"><draw:image xlink:href="Pictures/10000001000003C4000004104B324BB6530A29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9.313cm" svg:height="10.047cm" draw:z-index="2"><draw:image xlink:href="Pictures/10000001000003C400000410437CBE5B1D33B7F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2.312cm" svg:height="9.934cm" draw:z-index="3"><draw:image xlink:href="Pictures/10000001000003B900000301D50216223A43D6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3.944cm" svg:height="11.252cm" draw:z-index="4"><draw:image xlink:href="Pictures/10000001000003B90000030125D26187A3941A49.png" xlink:type="simple" xlink:show="embed" xlink:actuate="onLoad" draw:mime-type="image/png"/></draw:frame><text:soft-page-break/></text:p>
      <text:p text:style-name="Standard"/>
      <text:p text:style-name="Standard"><draw:frame draw:style-name="fr1" draw:name="Image6" text:anchor-type="char" svg:width="11.846cm" svg:height="9.559cm" draw:z-index="5"><draw:image xlink:href="Pictures/10000001000003B900000301F829E41923E8CF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38:41.327936468</meta:creation-date>
    <meta:generator>LibreOffice/7.3.7.2$Linux_X86_64 LibreOffice_project/30$Build-2</meta:generator>
    <dc:date>2023-10-11T12:11:15.205394822</dc:date>
    <meta:editing-duration>PT1H6M31S</meta:editing-duration>
    <meta:editing-cycles>12</meta:editing-cycles>
    <meta:document-statistic meta:table-count="0" meta:image-count="6" meta:object-count="0" meta:page-count="4" meta:paragraph-count="0" meta:word-count="0" meta:character-count="0" meta:non-whitespace-character-count="0"/>
  </office:meta>
</office:document-meta>
</file>